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 Array It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6cm" svg:height="0.962cm" svg:x="1cm" svg:y="3cm">
          <draw:text-box>
            <text:p>Array iteration methods operate on every array item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forEach()</text:p>
          </draw:text-box>
        </draw:frame>
        <draw:frame draw:style-name="gr2" draw:text-style-name="P3" draw:layer="layout" svg:width="25.5cm" svg:height="13.049cm" svg:x="0.6cm" svg:y="2.4cm">
          <draw:text-box>
            <text:p>The forEach() method calls a function (a callback function) once for each array element.</text:p>
            <text:p/>
            <text:p>Example</text:p>
            <text:p>const numbers = [45, 4, 9, 16, 25];</text:p>
            <text:p>let txt = "";</text:p>
            <text:p>numbers.forEach(myFunction);</text:p>
            <text:p/>
            <text:p>function myFunction(value, index, array) {</text:p>
            <text:p><text:s text:c="2"/>txt += value + "&lt;br&gt;";</text:p>
            <text:p>}</text:p>
            <text:p/>
            <text:p>Note that the function takes 3 arguments:</text:p>
            <text:p/>
            <text:p><text:s text:c="4"/>The item value</text:p>
            <text:p><text:s text:c="4"/>The item index</text:p>
            <text:p><text:s text:c="4"/>The array itself</text:p>
            <text:p/>
            <text:p>The example above uses only the value parameter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map()</text:p>
          </draw:text-box>
        </draw:frame>
        <draw:frame draw:style-name="gr2" draw:text-style-name="P3" draw:layer="layout" svg:width="26cm" svg:height="11.708cm" svg:x="0.3cm" svg:y="2.1cm">
          <draw:text-box>
            <text:p><text:span text:style-name="T1">The map() method creates a new array by performing a function on each array element.</text:span></text:p>
            <text:p/>
            <text:p><text:span text:style-name="T1">The map() method does not execute the function for array elements without values.</text:span></text:p>
            <text:p/>
            <text:p><text:span text:style-name="T1">The map() method does not change the original array.</text:span></text:p>
            <text:p/>
            <text:p><text:span text:style-name="T1">This example multiplies each array value by 2:</text:span></text:p>
            <text:p><text:span text:style-name="T1">Example</text:span></text:p>
            <text:p><text:span text:style-name="T1">const numbers1 = [45, 4, 9, 16, 25];</text:span></text:p>
            <text:p><text:span text:style-name="T1">const numbers2 = numbers1.map(myFunction);</text:span></text:p>
            <text:p/>
            <text:p><text:span text:style-name="T1">function myFunction(value, index, array) {</text:span></text:p>
            <text:p><text:span text:style-name="T1"><text:s text:c="2"/></text:span><text:span text:style-name="T1">return value * 2;</text:span></text:p>
            <text:p><text:span text:style-name="T1">}</text:span></text:p>
            <text:p/>
            <text:p><text:span text:style-name="T1">Note that the function takes 3 arguments:</text:span></text:p>
            <text:p/>
            <text:p><text:span text:style-name="T1"><text:s text:c="4"/></text:span><text:span text:style-name="T1">The item value</text:span></text:p>
            <text:p><text:span text:style-name="T1"><text:s text:c="4"/></text:span><text:span text:style-name="T1">The item index</text:span></text:p>
            <text:p><text:span text:style-name="T1"><text:s text:c="4"/></text:span><text:span text:style-name="T1">The array itself</text:span></text:p>
            <text:p/>
            <text:p><text:span text:style-name="T1">When a callback function uses only the value parameter, the index and array parameters can be omitted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flatMap()</text:p>
          </draw:text-box>
        </draw:frame>
        <draw:frame draw:style-name="gr2" draw:text-style-name="P3" draw:layer="layout" svg:width="25.5cm" svg:height="3.806cm" svg:x="1cm" svg:y="3cm">
          <draw:text-box>
            <text:p>The flatMap() method first maps all elements of an array and then creates a new array by flattening the array.</text:p>
            <text:p>Example</text:p>
            <text:p>const myArr = [1, 2, 3, 4, 5, 6];</text:p>
            <text:p>const newArr = myArr.flatMap((x) =&gt; x * 2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filter()</text:p>
          </draw:text-box>
        </draw:frame>
        <draw:frame draw:style-name="gr2" draw:text-style-name="P3" draw:layer="layout" svg:width="27.5cm" svg:height="12.584cm" svg:x="0.5cm" svg:y="2cm">
          <draw:text-box>
            <text:p><text:span text:style-name="T2">The filter() method creates a new array with array elements that pass a test.</text:span></text:p>
            <text:p/>
            <text:p><text:span text:style-name="T2">This example creates a new array from elements with a value larger than 18:</text:span></text:p>
            <text:p><text:span text:style-name="T2">Example</text:span></text:p>
            <text:p><text:span text:style-name="T2">const numbers = [45, 4, 9, 16, 25];</text:span></text:p>
            <text:p><text:span text:style-name="T2">const over18 = numbers.filter(myFunction);</text:span></text:p>
            <text:p/>
            <text:p><text:span text:style-name="T2">function myFunction(value, index, array) {</text:span></text:p>
            <text:p><text:span text:style-name="T2"><text:s text:c="2"/></text:span><text:span text:style-name="T2">return value &gt; 18;</text:span></text:p>
            <text:p><text:span text:style-name="T2">}</text:span></text:p>
            <text:p/>
            <text:p><text:span text:style-name="T2">Note that the function takes 3 arguments:</text:span></text:p>
            <text:p/>
            <text:p><text:span text:style-name="T2"><text:s text:c="4"/></text:span><text:span text:style-name="T2">The item value</text:span></text:p>
            <text:p><text:span text:style-name="T2"><text:s text:c="4"/></text:span><text:span text:style-name="T2">The item index</text:span></text:p>
            <text:p><text:span text:style-name="T2"><text:s text:c="4"/></text:span><text:span text:style-name="T2">The array itself</text:span></text:p>
            <text:p/>
            <text:p><text:span text:style-name="T2">In the example above, the callback function does not use the index and array parameters, so they can be omitt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reduce()</text:p>
          </draw:text-box>
        </draw:frame>
        <draw:frame draw:style-name="gr2" draw:text-style-name="P3" draw:layer="layout" svg:width="27.5cm" svg:height="11.627cm" svg:x="0.2cm" svg:y="2.2cm">
          <draw:text-box>
            <text:p><text:span text:style-name="T3">The reduce() method runs a function on each array element to produce (reduce it to) a single value.</text:span></text:p>
            <text:p/>
            <text:p><text:span text:style-name="T3">The reduce() method works from left-to-right in the array. See also reduceRight().</text:span></text:p>
            <text:p/>
            <text:p><text:span text:style-name="T3">The reduce() method does not reduce the original array.</text:span></text:p>
            <text:p/>
            <text:p><text:span text:style-name="T3">This example finds the sum of all numbers in an array:</text:span></text:p>
            <text:p><text:span text:style-name="T3">Example</text:span></text:p>
            <text:p><text:span text:style-name="T3">const numbers = [45, 4, 9, 16, 25];</text:span></text:p>
            <text:p><text:span text:style-name="T3">let sum = numbers.reduce(myFunction);</text:span></text:p>
            <text:p/>
            <text:p><text:span text:style-name="T3">function myFunction(total, value, index, array) {</text:span></text:p>
            <text:p><text:span text:style-name="T3"><text:s text:c="2"/></text:span><text:span text:style-name="T3">return total + value;</text:span></text:p>
            <text:p><text:span text:style-name="T3">}</text:span></text:p>
            <text:p/>
            <text:p><text:span text:style-name="T3">Note that the function takes 4 arguments:</text:span></text:p>
            <text:p/>
            <text:p><text:span text:style-name="T3"><text:s text:c="4"/></text:span><text:span text:style-name="T3">The total (the initial value / previously returned value)</text:span></text:p>
            <text:p><text:span text:style-name="T3"><text:s text:c="4"/></text:span><text:span text:style-name="T3">The item value</text:span></text:p>
            <text:p><text:span text:style-name="T3"><text:s text:c="4"/></text:span><text:span text:style-name="T3">The item index</text:span></text:p>
            <text:p><text:span text:style-name="T3"><text:s text:c="4"/></text:span><text:span text:style-name="T3">The array itself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7.5cm" svg:height="9.02cm" svg:x="0.5cm" svg:y="2.5cm">
          <draw:text-box>
            <text:p text:style-name="P5"><text:span text:style-name="T3">The example above does not use the index and array parameters. It can be rewritten to:</text:span></text:p>
            <text:p text:style-name="P5"><text:span text:style-name="T3">Example</text:span></text:p>
            <text:p text:style-name="P5"><text:span text:style-name="T3">const numbers = [45, 4, 9, 16, 25];</text:span></text:p>
            <text:p text:style-name="P5"><text:span text:style-name="T3">let sum = numbers.reduce(myFunction);</text:span></text:p>
            <text:p text:style-name="P5"/>
            <text:p text:style-name="P5"><text:span text:style-name="T3">function myFunction(total, value) {</text:span></text:p>
            <text:p text:style-name="P5"><text:span text:style-name="T3"><text:s text:c="2"/></text:span><text:span text:style-name="T3">return total + value;</text:span></text:p>
            <text:p text:style-name="P5"><text:span text:style-name="T3">}</text:span></text:p>
            <text:p text:style-name="P5"/>
            <text:p text:style-name="P5"><text:span text:style-name="T3">The reduce() method can accept an initial value:</text:span></text:p>
            <text:p text:style-name="P5"><text:span text:style-name="T3">Example</text:span></text:p>
            <text:p text:style-name="P5"><text:span text:style-name="T3">const numbers = [45, 4, 9, 16, 25];</text:span></text:p>
            <text:p text:style-name="P5"><text:span text:style-name="T3">let sum = numbers.reduce(myFunction, 100);</text:span></text:p>
            <text:p text:style-name="P5"/>
            <text:p text:style-name="P5"><text:span text:style-name="T3">function myFunction(total, value) {</text:span></text:p>
            <text:p text:style-name="P5"><text:span text:style-name="T3"><text:s text:c="2"/></text:span><text:span text:style-name="T3">return total + value;</text:span></text:p>
            <text:p text:style-name="P5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 text:style-name="P6">JavaScript Array reduceRight()</text:p>
          </draw:text-box>
        </draw:frame>
        <draw:frame draw:style-name="gr2" draw:text-style-name="P3" draw:layer="layout" svg:width="28cm" svg:height="12.14cm" svg:x="0cm" svg:y="2cm">
          <draw:text-box>
            <text:p><text:span text:style-name="T1">The reduceRight() method runs a function on each array element to produce (reduce it to) a single value.</text:span></text:p>
            <text:p/>
            <text:p><text:span text:style-name="T1">The reduceRight() works from right-to-left in the array. See also reduce().</text:span></text:p>
            <text:p/>
            <text:p><text:span text:style-name="T1">The reduceRight() method does not reduce the original array.</text:span></text:p>
            <text:p/>
            <text:p><text:span text:style-name="T1">This example finds the sum of all numbers in an array:</text:span></text:p>
            <text:p><text:span text:style-name="T1">Example</text:span></text:p>
            <text:p><text:span text:style-name="T1">const numbers = [45, 4, 9, 16, 25];</text:span></text:p>
            <text:p><text:span text:style-name="T1">let sum = numbers.reduceRight(myFunction);</text:span></text:p>
            <text:p/>
            <text:p><text:span text:style-name="T1">function myFunction(total, value, index, array) {</text:span></text:p>
            <text:p><text:span text:style-name="T1"><text:s text:c="2"/></text:span><text:span text:style-name="T1">return total + value;</text:span></text:p>
            <text:p><text:span text:style-name="T1">}</text:span></text:p>
            <text:p/>
            <text:p><text:span text:style-name="T1">Note that the function takes 4 arguments:</text:span></text:p>
            <text:p/>
            <text:p><text:span text:style-name="T1"><text:s text:c="4"/></text:span><text:span text:style-name="T1">The total (the initial value / previously returned value)</text:span></text:p>
            <text:p><text:span text:style-name="T1"><text:s text:c="4"/></text:span><text:span text:style-name="T1">The item value</text:span></text:p>
            <text:p><text:span text:style-name="T1"><text:s text:c="4"/></text:span><text:span text:style-name="T1">The item index</text:span></text:p>
            <text:p><text:span text:style-name="T1"><text:s text:c="4"/></text:span><text:span text:style-name="T1">The array itself</text:span></text:p>
            <text:p/>
            <text:p><text:span text:style-name="T1">The example above does not use the index and array parameter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every()</text:p>
          </draw:text-box>
        </draw:frame>
        <draw:frame draw:style-name="gr2" draw:text-style-name="P3" draw:layer="layout" svg:width="27.5cm" svg:height="11.45cm" svg:x="0cm" svg:y="2cm">
          <draw:text-box>
            <text:p><text:span text:style-name="T4">The every() method checks if all array values pass a test.</text:span></text:p>
            <text:p/>
            <text:p><text:span text:style-name="T4">This example checks if all array values are larger than 18:</text:span></text:p>
            <text:p><text:span text:style-name="T4">Example</text:span></text:p>
            <text:p><text:span text:style-name="T4">const numbers = [45, 4, 9, 16, 25];</text:span></text:p>
            <text:p><text:span text:style-name="T4">let allOver18 = numbers.every(myFunction);</text:span></text:p>
            <text:p/>
            <text:p><text:span text:style-name="T4">function myFunction(value, index, array) {</text:span></text:p>
            <text:p><text:span text:style-name="T4"><text:s text:c="2"/></text:span><text:span text:style-name="T4">return value &gt; 18;</text:span></text:p>
            <text:p><text:span text:style-name="T4">}</text:span></text:p>
            <text:p/>
            <text:p><text:span text:style-name="T4">Note that the function takes 3 arguments:</text:span></text:p>
            <text:p/>
            <text:p><text:span text:style-name="T4"><text:s text:c="4"/></text:span><text:span text:style-name="T4">The item value</text:span></text:p>
            <text:p><text:span text:style-name="T4"><text:s text:c="4"/></text:span><text:span text:style-name="T4">The item index</text:span></text:p>
            <text:p><text:span text:style-name="T4"><text:s text:c="4"/></text:span><text:span text:style-name="T4">The array itself</text:span></text:p>
            <text:p/>
            <text:p><text:span text:style-name="T4">When a callback function uses the first parameter only (value), the other parameters can be omit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some()</text:p>
          </draw:text-box>
        </draw:frame>
        <draw:frame draw:style-name="gr2" draw:text-style-name="P3" draw:layer="layout" svg:width="27cm" svg:height="12.338cm" svg:x="0.2cm" svg:y="2.2cm">
          <draw:text-box>
            <text:p>The some() method checks if some array values pass a test.</text:p>
            <text:p/>
            <text:p>This example checks if some array values are larger than 18:</text:p>
            <text:p>Example</text:p>
            <text:p>const numbers = [45, 4, 9, 16, 25];</text:p>
            <text:p>let someOver18 = numbers.some(myFunction);</text:p>
            <text:p/>
            <text:p>function myFunction(value, index, array) {</text:p>
            <text:p><text:s text:c="2"/>return value &gt; 18;</text:p>
            <text:p>}</text:p>
            <text:p/>
            <text:p>Note that the function takes 3 arguments:</text:p>
            <text:p/>
            <text:p><text:s text:c="4"/>The item value</text:p>
            <text:p><text:s text:c="4"/>The item index</text:p>
            <text:p><text:s text:c="4"/>The array itself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indexOf()</text:p>
          </draw:text-box>
        </draw:frame>
        <draw:frame draw:style-name="gr2" draw:text-style-name="P3" draw:layer="layout" svg:width="27.5cm" svg:height="12.338cm" svg:x="0.1cm" svg:y="2.1cm">
          <draw:text-box>
            <text:p>The indexOf() method searches an array for an element value and returns its position.</text:p>
            <text:p/>
            <text:p>Note: The first item has position 0, the second item has position 1, and so on.</text:p>
            <text:p>Example</text:p>
            <text:p/>
            <text:p>Search an array for the item "Apple":</text:p>
            <text:p>const fruits = ["Apple", "Orange", "Apple", "Mango"];</text:p>
            <text:p>let position = fruits.indexOf("Apple") + 1;</text:p>
            <text:p>Syntax</text:p>
            <text:p>array.indexOf(item, start)</text:p>
            <text:p>item <text:tab/>Required. The item to search for.</text:p>
            <text:p>start <text:tab/>Optional. Where to start the search. Negative values will start at the given position counting from the end, and search to the end.</text:p>
            <text:p/>
            <text:p>Array.indexOf() returns -1 if the item is not found.</text:p>
            <text:p/>
            <text:p>If the item is present more than once, it returns the position of the first occurrenc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lastIndexOf()</text:p>
          </draw:text-box>
        </draw:frame>
        <draw:frame draw:style-name="gr2" draw:text-style-name="P3" draw:layer="layout" svg:width="28cm" svg:height="8.783cm" svg:x="0cm" svg:y="2cm">
          <draw:text-box>
            <text:p>Array.lastIndexOf() is the same as Array.indexOf(), but returns the position of the last occurrence of the specified element.</text:p>
            <text:p>Example</text:p>
            <text:p/>
            <text:p>Search an array for the item "Apple":</text:p>
            <text:p>const fruits = ["Apple", "Orange", "Apple", "Mango"];</text:p>
            <text:p>let position = fruits.lastIndexOf("Apple") + 1;</text:p>
            <text:p>Syntax</text:p>
            <text:p>array.lastIndexOf(item, start)</text:p>
            <text:p>item <text:tab/>Required. The item to search for</text:p>
            <text:p>start <text:tab/>Optional. Where to start the search. Negative values will start at the given position counting from the end, and search to the beginn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find()</text:p>
          </draw:text-box>
        </draw:frame>
        <draw:frame draw:style-name="gr2" draw:text-style-name="P3" draw:layer="layout" svg:width="28cm" svg:height="12.338cm" svg:x="0cm" svg:y="2cm">
          <draw:text-box>
            <text:p>The find() method returns the value of the first array element that passes a test function.</text:p>
            <text:p/>
            <text:p>This example finds (returns the value of) the first element that is larger than 18:</text:p>
            <text:p>Example</text:p>
            <text:p>const numbers = [4, 9, 16, 25, 29];</text:p>
            <text:p>let first = numbers.find(myFunction);</text:p>
            <text:p/>
            <text:p>function myFunction(value, index, array) {</text:p>
            <text:p><text:s text:c="2"/>return value &gt; 18;</text:p>
            <text:p>}</text:p>
            <text:p/>
            <text:p>Note that the function takes 3 arguments:</text:p>
            <text:p/>
            <text:p><text:s text:c="4"/>The item value</text:p>
            <text:p><text:s text:c="4"/>The item index</text:p>
            <text:p><text:s text:c="4"/>The array itself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findIndex()</text:p>
          </draw:text-box>
        </draw:frame>
        <draw:frame draw:style-name="gr2" draw:text-style-name="P3" draw:layer="layout" svg:width="28cm" svg:height="12.338cm" svg:x="0cm" svg:y="2cm">
          <draw:text-box>
            <text:p>The findIndex() method returns the index of the first array element that passes a test function.</text:p>
            <text:p/>
            <text:p>This example finds the index of the first element that is larger than 18:</text:p>
            <text:p>Example</text:p>
            <text:p>const numbers = [4, 9, 16, 25, 29];</text:p>
            <text:p>let first = numbers.findIndex(myFunction);</text:p>
            <text:p/>
            <text:p>function myFunction(value, index, array) {</text:p>
            <text:p><text:s text:c="2"/>return value &gt; 18;</text:p>
            <text:p>}</text:p>
            <text:p/>
            <text:p>Note that the function takes 3 arguments:</text:p>
            <text:p/>
            <text:p><text:s text:c="4"/>The item value</text:p>
            <text:p><text:s text:c="4"/>The item index</text:p>
            <text:p><text:s text:c="4"/>The array itself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.from()</text:p>
          </draw:text-box>
        </draw:frame>
        <draw:frame draw:style-name="gr2" draw:text-style-name="P3" draw:layer="layout" svg:width="28cm" svg:height="4.517cm" svg:x="0cm" svg:y="2cm">
          <draw:text-box>
            <text:p>The Array.from() method returns an Array object from any object with a length property or any iterable object.</text:p>
            <text:p>Example</text:p>
            <text:p/>
            <text:p>Create an Array from a String:</text:p>
            <text:p>Array.from("ABCDEFG"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Keys()</text:p>
          </draw:text-box>
        </draw:frame>
        <draw:frame draw:style-name="gr2" draw:text-style-name="P3" draw:layer="layout" svg:width="27cm" svg:height="7.361cm" svg:x="0.5cm" svg:y="2.5cm">
          <draw:text-box>
            <text:p>The Array.keys() method returns an Array Iterator object with the keys of an array.</text:p>
            <text:p>Example</text:p>
            <text:p/>
            <text:p>Create an Array Iterator object, containing the keys of the array:</text:p>
            <text:p>const fruits = ["Banana", "Orange", "Apple", "Mango"];</text:p>
            <text:p>const keys = fruits.keys();</text:p>
            <text:p/>
            <text:p>for (let x of keys) {</text:p>
            <text:p><text:s text:c="2"/>text += x + "&lt;br&gt;"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entries()</text:p>
          </draw:text-box>
        </draw:frame>
        <draw:frame draw:style-name="gr2" draw:text-style-name="P3" draw:layer="layout" svg:width="26.5cm" svg:height="11.627cm" svg:x="0.2cm" svg:y="2.2cm">
          <draw:text-box>
            <text:p>Create an Array Iterator, and then iterate over the key/value pairs:</text:p>
            <text:p>const fruits = ["Banana", "Orange", "Apple", "Mango"];</text:p>
            <text:p>const f = fruits.entries();</text:p>
            <text:p/>
            <text:p>for (let x of f) {</text:p>
            <text:p><text:s text:c="2"/>document.getElementById("demo").innerHTML += x;</text:p>
            <text:p>}</text:p>
            <text:p/>
            <text:p>The entries() method returns an Array Iterator object with key/value pairs:</text:p>
            <text:p/>
            <text:p>[0, "Banana"]</text:p>
            <text:p>[1, "Orange"]</text:p>
            <text:p>[2, "Apple"]</text:p>
            <text:p>[3, "Mango"]</text:p>
            <text:p/>
            <text:p>The entries() method does not change the original arra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includes()</text:p>
          </draw:text-box>
        </draw:frame>
        <draw:frame draw:style-name="gr2" draw:text-style-name="P3" draw:layer="layout" svg:width="26cm" svg:height="7.361cm" svg:x="1cm" svg:y="2.5cm">
          <draw:text-box>
            <text:p>ECMAScript 2016 introduced Array.includes() to arrays. This allows us to check if an element is present in an array (including NaN, unlike indexOf).</text:p>
            <text:p>Example</text:p>
            <text:p>const fruits = ["Banana", "Orange", "Apple", "Mango"];</text:p>
            <text:p/>
            <text:p>fruits.includes("Mango"); // is true </text:p>
            <text:p/>
            <text:p/>
            <text:p/>
            <text:p>Array.includes() allows to check for NaN values. Unlike Array.indexOf(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Spread (...)</text:p>
          </draw:text-box>
        </draw:frame>
        <draw:frame draw:style-name="gr2" draw:text-style-name="P3" draw:layer="layout" svg:width="26.5cm" svg:height="7.361cm" svg:x="0.5cm" svg:y="2.5cm">
          <draw:text-box>
            <text:p>JavaScript Array Spread (...)</text:p>
            <text:p/>
            <text:p>The ... operator expands an iterable (like an array) into more elements:</text:p>
            <text:p>Example</text:p>
            <text:p>const q1 = ["Jan", "Feb", "Mar"];</text:p>
            <text:p>const q2 = ["Apr", "May", "Jun"];</text:p>
            <text:p>const q3 = ["Jul", "Aug", "Sep"];</text:p>
            <text:p>const q4 = ["Oct", "Nov", "May"];</text:p>
            <text:p/>
            <text:p>const year = [...q1, ...q2, ...q3, ...q4]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9:14:37.748755365</meta:creation-date>
    <meta:editing-duration>PT16M47S</meta:editing-duration>
    <meta:editing-cycles>6</meta:editing-cycles>
    <meta:generator>LibreOffice/7.3.7.2$Linux_X86_64 LibreOffice_project/30$Build-2</meta:generator>
    <dc:title>Blue Curve</dc:title>
    <dc:date>2023-10-12T19:32:10.998090346</dc:date>
    <meta:document-statistic meta:object-count="114"/>
  </office:meta>
</office:document-meta>
</file>